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285in" fo:margin-left="0.0042in" fo:margin-top="0in" fo:margin-bottom="0in" table:align="left" style:writing-mode="lr-tb"/>
    </style:style>
    <style:style style:name="Table2.A" style:family="table-column">
      <style:table-column-properties style:column-width="1.5194in"/>
    </style:style>
    <style:style style:name="Table2.B" style:family="table-column">
      <style:table-column-properties style:column-width="1.5222in"/>
    </style:style>
    <style:style style:name="Table2.C" style:family="table-column">
      <style:table-column-properties style:column-width="1.5208in"/>
    </style:style>
    <style:style style:name="Table2.D" style:family="table-column">
      <style:table-column-properties style:column-width="2.066in"/>
    </style:style>
    <style:style style:name="Table2.1" style:family="table-row">
      <style:table-row-properties style:min-row-height="0.291in" fo:keep-together="auto"/>
    </style:style>
    <style:style style:name="Table2.A1" style:family="table-cell">
      <style:table-cell-properties style:border-line-width-bottom="0.0035in 0.0035in 0.0035in" fo:padding-left="0.0049in" fo:padding-right="0.0049in" fo:padding-top="0in" fo:padding-bottom="0in" fo:border-left="0.75pt solid #a8a8a8" fo:border-right="0.75pt solid #a8a8a8" fo:border-top="0.75pt solid #a8a8a8" fo:border-bottom="0.75pt double #a8a8a8"/>
    </style:style>
    <style:style style:name="Table2.2" style:family="table-row">
      <style:table-row-properties style:min-row-height="0.1764in" fo:keep-together="auto"/>
    </style:style>
    <style:style style:name="Table2.A2" style:family="table-cell">
      <style:table-cell-properties style:border-line-width-right="0.0035in 0.0035in 0.0035in" style:border-line-width-top="0.0035in 0.0035in 0.0035in" fo:padding-left="0.0049in" fo:padding-right="0.0049in" fo:padding-top="0in" fo:padding-bottom="0in" fo:border-left="0.75pt solid #a8a8a8" fo:border-right="0.75pt double #a8a8a8" fo:border-top="0.75pt double #a8a8a8" fo:border-bottom="0.75pt solid #a8a8a8"/>
    </style:style>
    <style:style style:name="Table2.B2" style:family="table-cell">
      <style:table-cell-properties style:border-line-width-left="0.0035in 0.0035in 0.0035in" style:border-line-width-right="0.0035in 0.0035in 0.0035in" style:border-line-width-top="0.0035in 0.0035in 0.0035in" fo:padding-left="0.0049in" fo:padding-right="0.0049in" fo:padding-top="0in" fo:padding-bottom="0in" fo:border-left="0.75pt double #a8a8a8" fo:border-right="0.75pt double #a8a8a8" fo:border-top="0.75pt double #a8a8a8" fo:border-bottom="0.75pt solid #a8a8a8"/>
    </style:style>
    <style:style style:name="Table2.D2" style:family="table-cell">
      <style:table-cell-properties style:border-line-width-left="0.0035in 0.0035in 0.0035in" style:border-line-width-top="0.0035in 0.0035in 0.0035in" fo:padding-left="0.0049in" fo:padding-right="0.0049in" fo:padding-top="0in" fo:padding-bottom="0in" fo:border-left="0.75pt double #a8a8a8" fo:border-right="0.75pt solid #a8a8a8" fo:border-top="0.75pt double #a8a8a8" fo:border-bottom="0.75pt solid #a8a8a8"/>
    </style:style>
    <style:style style:name="Table3" style:family="table">
      <style:table-properties style:width="7.309in" fo:margin-left="-0.3139in" fo:margin-top="0in" fo:margin-bottom="0in" table:align="left" style:writing-mode="lr-tb"/>
    </style:style>
    <style:style style:name="Table3.A" style:family="table-column">
      <style:table-column-properties style:column-width="1.641in"/>
    </style:style>
    <style:style style:name="Table3.B" style:family="table-column">
      <style:table-column-properties style:column-width="0.425in"/>
    </style:style>
    <style:style style:name="Table3.C" style:family="table-column">
      <style:table-column-properties style:column-width="1.7014in"/>
    </style:style>
    <style:style style:name="Table3.D" style:family="table-column">
      <style:table-column-properties style:column-width="1.1632in"/>
    </style:style>
    <style:style style:name="Table3.E" style:family="table-column">
      <style:table-column-properties style:column-width="0.4083in"/>
    </style:style>
    <style:style style:name="Table3.F" style:family="table-column">
      <style:table-column-properties style:column-width="1.9701in"/>
    </style:style>
    <style:style style:name="Table3.1" style:family="table-row">
      <style:table-row-properties style:min-row-height="0.291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4986in" fo:keep-together="auto"/>
    </style:style>
    <style:style style:name="Table3.A2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none"/>
    </style:style>
    <style:style style:name="Table3.3" style:family="table-row">
      <style:table-row-properties style:min-row-height="0.1681in" fo:keep-together="auto"/>
    </style:style>
    <style:style style:name="Table3.A3" style:family="table-cell">
      <style:table-cell-properties fo:padding-left="0.0104in" fo:padding-right="0.0104in" fo:padding-top="0in" fo:padding-bottom="0in" fo:border-left="1.5pt solid #000000" fo:border-right="1.5pt solid #000000" fo:border-top="none" fo:border-bottom="none"/>
    </style:style>
    <style:style style:name="Table3.4" style:family="table-row">
      <style:table-row-properties style:min-row-height="0.1819in" fo:keep-together="auto"/>
    </style:style>
    <style:style style:name="Table3.5" style:family="table-row">
      <style:table-row-properties style:min-row-height="0.234in" fo:keep-together="auto"/>
    </style:style>
    <style:style style:name="Table3.6" style:family="table-row">
      <style:table-row-properties style:min-row-height="0.2597in" fo:keep-together="auto"/>
    </style:style>
    <style:style style:name="Table3.7" style:family="table-row">
      <style:table-row-properties style:min-row-height="0.5306in" fo:keep-together="auto"/>
    </style:style>
    <style:style style:name="Table3.A7" style:family="table-cell">
      <style:table-cell-properties fo:padding-left="0.0104in" fo:padding-right="0.0104in" fo:padding-top="0in" fo:padding-bottom="0in" fo:border-left="1.5pt solid #000000" fo:border-right="1.5pt solid #000000" fo:border-top="none" fo:border-bottom="1.5pt solid #000000"/>
    </style:style>
    <style:style style:name="Table3.8" style:family="table-row">
      <style:table-row-properties style:min-row-height="0.266in" fo:keep-together="auto"/>
    </style:style>
    <style:style style:name="Table3.A8" style:family="table-cell">
      <style:table-cell-properties fo:padding-left="0.0104in" fo:padding-right="0.0104in" fo:padding-top="0in" fo:padding-bottom="0in" fo:border-left="1.5pt solid #000000" fo:border-right="none" fo:border-top="1.5pt solid #000000" fo:border-bottom="none"/>
    </style:style>
    <style:style style:name="Table3.B8" style:family="table-cell">
      <style:table-cell-properties fo:padding-left="0.0104in" fo:padding-right="0.0104in" fo:padding-top="0in" fo:padding-bottom="0in" fo:border-left="none" fo:border-right="none" fo:border-top="1.5pt solid #000000" fo:border-bottom="none"/>
    </style:style>
    <style:style style:name="Table3.F8" style:family="table-cell">
      <style:table-cell-properties fo:padding-left="0.0104in" fo:padding-right="0.0104in" fo:padding-top="0in" fo:padding-bottom="0in" fo:border-left="none" fo:border-right="1.5pt solid #000000" fo:border-top="1.5pt solid #000000" fo:border-bottom="none"/>
    </style:style>
    <style:style style:name="Table3.9" style:family="table-row">
      <style:table-row-properties style:min-row-height="0.2701in" fo:keep-together="auto"/>
    </style:style>
    <style:style style:name="Table3.A9" style:family="table-cell">
      <style:table-cell-properties fo:padding-left="0.0104in" fo:padding-right="0.0104in" fo:padding-top="0in" fo:padding-bottom="0in" fo:border-left="1.5pt solid #000000" fo:border-right="none" fo:border-top="none" fo:border-bottom="none"/>
    </style:style>
    <style:style style:name="Table3.B9" style:family="table-cell">
      <style:table-cell-properties fo:padding-left="0.0104in" fo:padding-right="0.0104in" fo:padding-top="0in" fo:padding-bottom="0in" fo:border="none"/>
    </style:style>
    <style:style style:name="Table3.F9" style:family="table-cell">
      <style:table-cell-properties fo:padding-left="0.0104in" fo:padding-right="0.0104in" fo:padding-top="0in" fo:padding-bottom="0in" fo:border-left="none" fo:border-right="1.5pt solid #000000" fo:border-top="none" fo:border-bottom="none"/>
    </style:style>
    <style:style style:name="Table3.11" style:family="table-row">
      <style:table-row-properties style:min-row-height="0.275in" fo:keep-together="auto"/>
    </style:style>
    <style:style style:name="Table3.12" style:family="table-row">
      <style:table-row-properties style:min-row-height="0.2444in" fo:keep-together="auto"/>
    </style:style>
    <style:style style:name="Table3.14" style:family="table-row">
      <style:table-row-properties style:min-row-height="0.334in" fo:keep-together="auto"/>
    </style:style>
    <style:style style:name="Table3.A14" style:family="table-cell">
      <style:table-cell-properties fo:padding-left="0.0104in" fo:padding-right="0.0104in" fo:padding-top="0in" fo:padding-bottom="0in" fo:border-left="1.5pt solid #000000" fo:border-right="none" fo:border-top="none" fo:border-bottom="1.5pt solid #000000"/>
    </style:style>
    <style:style style:name="Table3.B14" style:family="table-cell">
      <style:table-cell-properties fo:padding-left="0.0104in" fo:padding-right="0.0104in" fo:padding-top="0in" fo:padding-bottom="0in" fo:border-left="none" fo:border-right="none" fo:border-top="none" fo:border-bottom="1.5pt solid #000000"/>
    </style:style>
    <style:style style:name="Table3.F14" style:family="table-cell">
      <style:table-cell-properties fo:padding-left="0.0104in" fo:padding-right="0.0104in" fo:padding-top="0in" fo:padding-bottom="0in" fo:border-left="none" fo:border-right="1.5pt solid #000000" fo:border-top="none" fo:border-bottom="1.5pt solid #000000"/>
    </style:style>
    <style:style style:name="Table3.15" style:family="table-row">
      <style:table-row-properties style:min-row-height="3.1507in" fo:keep-together="auto"/>
    </style:style>
    <style:style style:name="Table3.A15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6pt solid #000000"/>
    </style:style>
    <style:style style:name="Table3.16" style:family="table-row">
      <style:table-row-properties style:min-row-height="0.9424in" fo:keep-together="auto"/>
    </style:style>
    <style:style style:name="Table3.A16" style:family="table-cell">
      <style:table-cell-properties fo:padding-left="0.0104in" fo:padding-right="0.0104in" fo:padding-top="0in" fo:padding-bottom="0in" fo:border-left="1.5pt solid #000000" fo:border-right="1.5pt solid #000000" fo:border-top="6pt solid #000000" fo:border-bottom="1.5pt solid #000000"/>
    </style:style>
    <style:style style:name="Table1" style:family="table">
      <style:table-properties style:width="7.0646in" fo:margin-left="0.0042in" fo:margin-top="0in" fo:margin-bottom="0in" table:align="left" style:writing-mode="lr-tb"/>
    </style:style>
    <style:style style:name="Table1.A" style:family="table-column">
      <style:table-column-properties style:column-width="1.6563in"/>
    </style:style>
    <style:style style:name="Table1.B" style:family="table-column">
      <style:table-column-properties style:column-width="0.9667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0.9361in"/>
    </style:style>
    <style:style style:name="Table1.E" style:family="table-column">
      <style:table-column-properties style:column-width="0.8764in"/>
    </style:style>
    <style:style style:name="Table1.F" style:family="table-column">
      <style:table-column-properties style:column-width="1.9438in"/>
    </style:style>
    <style:style style:name="Table1.1" style:family="table-row">
      <style:table-row-properties style:min-row-height="0.3799in" fo:keep-together="auto"/>
    </style:style>
    <style:style style:name="Table1.A1" style:family="table-cell">
      <style:table-cell-properties style:border-line-width-bottom="0.0035in 0.0035in 0.0035in" fo:padding-left="0.0049in" fo:padding-right="0in" fo:padding-top="0in" fo:padding-bottom="0in" fo:border-left="0.75pt solid #000000" fo:border-right="none" fo:border-top="0.75pt solid #000000" fo:border-bottom="0.75pt double #000000"/>
    </style:style>
    <style:style style:name="Table1.B1" style:family="table-cell">
      <style:table-cell-properties style:border-line-width-bottom="0.0035in 0.0035in 0.0035in" fo:padding-left="0.0049in" fo:padding-right="0in" fo:padding-top="0in" fo:padding-bottom="0in" fo:border-left="none" fo:border-right="none" fo:border-top="0.75pt solid #000000" fo:border-bottom="0.75pt double #000000"/>
    </style:style>
    <style:style style:name="Table1.C1" style:family="table-cell">
      <style:table-cell-properties style:border-line-width-right="0.0035in 0.0035in 0.0035in" style:border-line-width-bottom="0.0035in 0.0035in 0.0035in" fo:padding-left="0.0049in" fo:padding-right="0in" fo:padding-top="0in" fo:padding-bottom="0in" fo:border-left="none" fo:border-right="0.75pt double #000000" fo:border-top="0.75pt solid #000000" fo:border-bottom="0.75pt double #000000"/>
    </style:style>
    <style:style style:name="Table1.D1" style:family="table-cell">
      <style:table-cell-properties style:border-line-width-left="0.0035in 0.0035in 0.0035in" style:border-line-width-bottom="0.0035in 0.0035in 0.0035in" fo:padding-left="0.0049in" fo:padding-right="0in" fo:padding-top="0in" fo:padding-bottom="0in" fo:border-left="0.75pt double #000000" fo:border-right="none" fo:border-top="0.75pt solid #000000" fo:border-bottom="0.75pt double #000000"/>
    </style:style>
    <style:style style:name="Table1.F1" style:family="table-cell">
      <style:table-cell-properties style:border-line-width-left="0.0035in 0.0035in 0.0035in" style:border-line-width-bottom="0.0035in 0.0035in 0.0035in" fo:padding-left="0.0049in" fo:padding-right="0in" fo:padding-top="0in" fo:padding-bottom="0in" fo:border-left="0.75pt double #000000" fo:border-right="0.75pt solid #000000" fo:border-top="0.75pt solid #000000" fo:border-bottom="0.75pt double #000000"/>
    </style:style>
    <style:style style:name="Table1.2" style:family="table-row">
      <style:table-row-properties style:min-row-height="0.2764in" fo:keep-together="auto"/>
    </style:style>
    <style:style style:name="Table1.A2" style:family="table-cell">
      <style:table-cell-properties style:border-line-width-top="0.0035in 0.0035in 0.0035in" fo:padding-left="0.0049in" fo:padding-right="0in" fo:padding-top="0in" fo:padding-bottom="0in" fo:border-left="0.75pt solid #000000" fo:border-right="none" fo:border-top="0.75pt double #000000" fo:border-bottom="none"/>
    </style:style>
    <style:style style:name="Table1.B2" style:family="table-cell">
      <style:table-cell-properties style:border-line-width-top="0.0035in 0.0035in 0.0035in" fo:padding-left="0.0049in" fo:padding-right="0in" fo:padding-top="0in" fo:padding-bottom="0in" fo:border-left="none" fo:border-right="none" fo:border-top="0.75pt double #000000" fo:border-bottom="none"/>
    </style:style>
    <style:style style:name="Table1.C2" style:family="table-cell">
      <style:table-cell-properties style:border-line-width-right="0.0035in 0.0035in 0.0035in" style:border-line-width-top="0.0035in 0.0035in 0.0035in" fo:padding-left="0.0049in" fo:padding-right="0in" fo:padding-top="0in" fo:padding-bottom="0in" fo:border-left="none" fo:border-right="0.75pt double #000000" fo:border-top="0.75pt double #000000" fo:border-bottom="none"/>
    </style:style>
    <style:style style:name="Table1.D2" style:family="table-cell">
      <style:table-cell-properties style:border-line-width-left="0.0035in 0.0035in 0.0035in" style:border-line-width-top="0.0035in 0.0035in 0.0035in" fo:padding-left="0.0049in" fo:padding-right="0in" fo:padding-top="0in" fo:padding-bottom="0in" fo:border-left="0.75pt double #000000" fo:border-right="none" fo:border-top="0.75pt double #000000" fo:border-bottom="none"/>
    </style:style>
    <style:style style:name="Table1.F2" style:family="table-cell">
      <style:table-cell-properties style:border-line-width-left="0.0035in 0.0035in 0.0035in" style:border-line-width-top="0.0035in 0.0035in 0.0035in" style:border-line-width-bottom="0.0035in 0.0035in 0.0035in" fo:padding-left="0.0049in" fo:padding-right="0in" fo:padding-top="0in" fo:padding-bottom="0in" fo:border-left="0.75pt double #000000" fo:border-right="0.75pt solid #000000" fo:border-top="0.75pt double #000000" fo:border-bottom="0.75pt double #000000"/>
    </style:style>
    <style:style style:name="Table1.3" style:family="table-row">
      <style:table-row-properties style:min-row-height="0.2389in" fo:keep-together="auto"/>
    </style:style>
    <style:style style:name="Table1.A3" style:family="table-cell">
      <style:table-cell-properties fo:padding-left="0.0049in" fo:padding-right="0in" fo:padding-top="0in" fo:padding-bottom="0in" fo:border-left="0.75pt solid #000000" fo:border-right="none" fo:border-top="none" fo:border-bottom="none"/>
    </style:style>
    <style:style style:name="Table1.B3" style:family="table-cell">
      <style:table-cell-properties fo:padding-left="0.0049in" fo:padding-right="0in" fo:padding-top="0in" fo:padding-bottom="0in" fo:border="none"/>
    </style:style>
    <style:style style:name="Table1.C3" style:family="table-cell">
      <style:table-cell-properties style:border-line-width-right="0.0035in 0.0035in 0.0035in" fo:padding-left="0.0049in" fo:padding-right="0in" fo:padding-top="0in" fo:padding-bottom="0in" fo:border-left="none" fo:border-right="0.75pt double #000000" fo:border-top="none" fo:border-bottom="none"/>
    </style:style>
    <style:style style:name="Table1.D3" style:family="table-cell">
      <style:table-cell-properties style:border-line-width-left="0.0035in 0.0035in 0.0035in" fo:padding-left="0.0049in" fo:padding-right="0in" fo:padding-top="0in" fo:padding-bottom="0in" fo:border-left="0.75pt double #000000" fo:border-right="none" fo:border-top="none" fo:border-bottom="none"/>
    </style:style>
    <style:style style:name="Table1.7" style:family="table-row">
      <style:table-row-properties style:min-row-height="0.2958in" fo:keep-together="auto"/>
    </style:style>
    <style:style style:name="Table1.A7" style:family="table-cell">
      <style:table-cell-properties style:border-line-width-bottom="0.0035in 0.0035in 0.0035in" fo:padding-left="0.0049in" fo:padding-right="0in" fo:padding-top="0in" fo:padding-bottom="0in" fo:border-left="0.75pt solid #000000" fo:border-right="none" fo:border-top="none" fo:border-bottom="0.75pt double #000000"/>
    </style:style>
    <style:style style:name="Table1.B7" style:family="table-cell">
      <style:table-cell-properties style:border-line-width-bottom="0.0035in 0.0035in 0.0035in" fo:padding-left="0.0049in" fo:padding-right="0in" fo:padding-top="0in" fo:padding-bottom="0in" fo:border-left="none" fo:border-right="none" fo:border-top="none" fo:border-bottom="0.75pt double #000000"/>
    </style:style>
    <style:style style:name="Table1.C7" style:family="table-cell">
      <style:table-cell-properties style:border-line-width-right="0.0035in 0.0035in 0.0035in" style:border-line-width-bottom="0.0035in 0.0035in 0.0035in" fo:padding-left="0.0049in" fo:padding-right="0in" fo:padding-top="0in" fo:padding-bottom="0in" fo:border-left="none" fo:border-right="0.75pt double #000000" fo:border-top="none" fo:border-bottom="0.75pt double #000000"/>
    </style:style>
    <style:style style:name="Table1.D7" style:family="table-cell">
      <style:table-cell-properties style:border-line-width-left="0.0035in 0.0035in 0.0035in" style:border-line-width-bottom="0.0035in 0.0035in 0.0035in" fo:padding-left="0.0049in" fo:padding-right="0in" fo:padding-top="0in" fo:padding-bottom="0in" fo:border-left="0.75pt double #000000" fo:border-right="none" fo:border-top="none" fo:border-bottom="0.75pt double #000000"/>
    </style:style>
    <style:style style:name="Table1.8" style:family="table-row">
      <style:table-row-properties style:min-row-height="1.1514in" fo:keep-together="auto"/>
    </style:style>
    <style:style style:name="Table1.A8" style:family="table-cell">
      <style:table-cell-properties style:border-line-width-top="0.0035in 0.0035in 0.0035in" fo:padding-left="0.0049in" fo:padding-right="0in" fo:padding-top="0in" fo:padding-bottom="0in" fo:border-left="0.75pt solid #000000" fo:border-right="none" fo:border-top="0.75pt double #000000" fo:border-bottom="0.75pt solid #000000"/>
    </style:style>
    <style:style style:name="Table1.B8" style:family="table-cell">
      <style:table-cell-properties style:border-line-width-top="0.0035in 0.0035in 0.0035in" fo:padding-left="0.0049in" fo:padding-right="0in" fo:padding-top="0in" fo:padding-bottom="0in" fo:border-left="none" fo:border-right="none" fo:border-top="0.75pt double #000000" fo:border-bottom="0.75pt solid #000000"/>
    </style:style>
    <style:style style:name="Table1.C8" style:family="table-cell">
      <style:table-cell-properties style:border-line-width-right="0.0035in 0.0035in 0.0035in" style:border-line-width-top="0.0035in 0.0035in 0.0035in" fo:padding-left="0.0049in" fo:padding-right="0in" fo:padding-top="0in" fo:padding-bottom="0in" fo:border-left="none" fo:border-right="0.75pt double #000000" fo:border-top="0.75pt double #000000" fo:border-bottom="0.75pt solid #000000"/>
    </style:style>
    <style:style style:name="Table1.D8" style:family="table-cell">
      <style:table-cell-properties style:border-line-width-left="0.0035in 0.0035in 0.0035in" style:border-line-width-right="0.0035in 0.0035in 0.0035in" style:border-line-width-top="0.0035in 0.0035in 0.0035in" fo:padding-left="0.0049in" fo:padding-right="0in" fo:padding-top="0in" fo:padding-bottom="0in" fo:border-left="0.75pt double #000000" fo:border-right="0.75pt double #000000" fo:border-top="0.75pt double #000000" fo:border-bottom="0.75pt solid #000000"/>
    </style:style>
    <style:style style:name="Table1.F8" style:family="table-cell">
      <style:table-cell-properties style:border-line-width-left="0.0035in 0.0035in 0.0035in" style:border-line-width-top="0.0035in 0.0035in 0.0035in" fo:padding-left="0.0049in" fo:padding-right="0in" fo:padding-top="0in" fo:padding-bottom="0in" fo:border-left="0.75pt double #000000" fo:border-right="0.75pt solid #000000" fo:border-top="0.75pt double #000000" fo:border-bottom="0.7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</style:style>
    <style:style style:name="P3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  <style:text-properties style:font-name="Times New Roman" fo:font-size="7.5pt" fo:font-weight="bold" officeooo:rsid="00150440" officeooo:paragraph-rsid="00150440" style:font-size-asian="7.5pt" style:font-weight-asian="bold" style:font-weight-complex="bold"/>
    </style:style>
    <style:style style:name="P4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  <style:text-properties fo:font-weight="bold" officeooo:paragraph-rsid="00161bdd" style:font-weight-asian="bold" style:font-weight-complex="bold"/>
    </style:style>
    <style:style style:name="P5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  <style:text-properties fo:font-weight="bold" officeooo:rsid="00150440" officeooo:paragraph-rsid="00150440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able_20_Paragraph">
      <style:paragraph-properties fo:margin-left="0in" fo:margin-right="0in" fo:margin-top="0in" fo:margin-bottom="0in" loext:contextual-spacing="false" fo:line-height="0.0839in" fo:text-indent="0in" style:auto-text-indent="false"/>
      <style:text-properties fo:font-size="7pt" officeooo:rsid="00150440" officeooo:paragraph-rsid="00150440" style:font-size-asian="7pt" style:font-size-complex="7pt"/>
    </style:style>
    <style:style style:name="P8" style:family="paragraph" style:parent-style-name="Table_20_Paragraph">
      <style:paragraph-properties fo:margin-left="0in" fo:margin-right="0in" fo:margin-top="0in" fo:margin-bottom="0in" loext:contextual-spacing="false" fo:line-height="0.0839in" fo:text-indent="0in" style:auto-text-indent="false"/>
      <style:text-properties fo:font-size="7pt" officeooo:rsid="00150440" officeooo:paragraph-rsid="001927dd" style:font-size-asian="7pt" style:font-size-complex="7pt"/>
    </style:style>
    <style:style style:name="P9" style:family="paragraph" style:parent-style-name="Table_20_Paragraph">
      <style:paragraph-properties fo:margin-top="0in" fo:margin-bottom="0in" loext:contextual-spacing="false"/>
      <style:text-properties style:font-name="Times New Roman" fo:font-size="6pt" style:font-size-asian="6pt"/>
    </style:style>
    <style:style style:name="P10" style:family="paragraph" style:parent-style-name="Table_20_Paragraph">
      <style:paragraph-properties fo:margin-top="0in" fo:margin-bottom="0in" loext:contextual-spacing="false"/>
      <style:text-properties style:font-name="Times New Roman" fo:font-size="6pt" fo:font-weight="bold" officeooo:paragraph-rsid="00150440" style:font-size-asian="6pt" style:font-weight-asian="bold" style:font-weight-complex="bold"/>
    </style:style>
    <style:style style:name="P11" style:family="paragraph" style:parent-style-name="Table_20_Paragraph">
      <style:paragraph-properties fo:margin-top="0in" fo:margin-bottom="0in" loext:contextual-spacing="false"/>
      <style:text-properties style:font-name="Times New Roman" fo:font-size="7pt" style:font-size-asian="7pt"/>
    </style:style>
    <style:style style:name="P12" style:family="paragraph" style:parent-style-name="Table_20_Paragraph">
      <style:paragraph-properties fo:margin-top="0in" fo:margin-bottom="0in" loext:contextual-spacing="false"/>
      <style:text-properties style:font-name="Times New Roman" fo:font-size="8pt" fo:font-weight="bold" officeooo:paragraph-rsid="00150440" style:font-size-asian="8pt" style:font-weight-asian="bold" style:font-size-complex="8pt" style:font-weight-complex="bold"/>
    </style:style>
    <style:style style:name="P13" style:family="paragraph" style:parent-style-name="Table_20_Paragraph">
      <style:paragraph-properties fo:margin-top="0in" fo:margin-bottom="0in" loext:contextual-spacing="false"/>
      <style:text-properties style:font-name="Times New Roman" fo:font-size="10pt" officeooo:rsid="00189bb0" officeooo:paragraph-rsid="00189bb0" style:font-size-asian="10pt"/>
    </style:style>
    <style:style style:name="P14" style:family="paragraph" style:parent-style-name="Table_20_Paragraph">
      <style:paragraph-properties fo:margin-top="0.0035in" fo:margin-bottom="0in" loext:contextual-spacing="false"/>
      <style:text-properties style:font-name="Times New Roman" fo:font-size="18pt" style:font-size-asian="18pt"/>
    </style:style>
    <style:style style:name="P15" style:family="paragraph" style:parent-style-name="Table_20_Paragraph">
      <style:paragraph-properties fo:margin-top="0.0063in" fo:margin-bottom="0in" loext:contextual-spacing="false"/>
      <style:text-properties style:font-name="Times New Roman" fo:font-size="12pt" style:font-size-asian="12pt"/>
    </style:style>
    <style:style style:name="P16" style:family="paragraph" style:parent-style-name="Table_20_Paragraph">
      <style:paragraph-properties fo:margin-left="0.0362in" fo:margin-right="0.311in" fo:margin-top="0.0256in" fo:margin-bottom="0in" loext:contextual-spacing="false" fo:line-height="95%" fo:text-indent="0in" style:auto-text-indent="false"/>
    </style:style>
    <style:style style:name="P17" style:family="paragraph" style:parent-style-name="Text_20_body">
      <style:paragraph-properties fo:margin-top="0.0583in" fo:margin-bottom="0in" loext:contextual-spacing="false"/>
    </style:style>
    <style:style style:name="P18" style:family="paragraph" style:parent-style-name="Text_20_body">
      <style:paragraph-properties fo:margin-top="0.1098in" fo:margin-bottom="0in" loext:contextual-spacing="false"/>
    </style:style>
    <style:style style:name="P19" style:family="paragraph" style:parent-style-name="Text_20_body">
      <style:paragraph-properties fo:margin-top="0.1098in" fo:margin-bottom="0in" loext:contextual-spacing="false"/>
      <style:text-properties officeooo:paragraph-rsid="001927dd"/>
    </style:style>
    <style:style style:name="P20" style:family="paragraph" style:parent-style-name="Text_20_body">
      <style:paragraph-properties fo:margin-top="0.1091in" fo:margin-bottom="0in" loext:contextual-spacing="false"/>
    </style:style>
    <style:style style:name="P21" style:family="paragraph" style:parent-style-name="Table_20_Paragraph">
      <style:paragraph-properties fo:margin-left="1.9047in" fo:margin-right="1.878in" fo:margin-top="0.0217in" fo:margin-bottom="0in" loext:contextual-spacing="false" fo:text-align="center" style:justify-single-word="false" fo:text-indent="0in" style:auto-text-indent="false"/>
      <style:text-properties fo:font-size="13.5pt" style:font-size-asian="13.5pt"/>
    </style:style>
    <style:style style:name="P22" style:family="paragraph" style:parent-style-name="Table_20_Paragraph">
      <style:paragraph-properties fo:margin-left="1.9047in" fo:margin-right="1.878in" fo:margin-top="0.0528in" fo:margin-bottom="0in" loext:contextual-spacing="false" fo:text-align="center" style:justify-single-word="false" fo:text-indent="0in" style:auto-text-indent="false"/>
      <style:text-properties fo:font-size="9.5pt" officeooo:paragraph-rsid="001e1f34" style:font-size-asian="9.5pt"/>
    </style:style>
    <style:style style:name="P23" style:family="paragraph" style:parent-style-name="Table_20_Paragraph">
      <style:paragraph-properties fo:margin-left="1.9047in" fo:margin-right="1.8783in" fo:margin-top="0.0008in" fo:margin-bottom="0in" loext:contextual-spacing="false" fo:text-align="center" style:justify-single-word="false" fo:text-indent="0in" style:auto-text-indent="false"/>
      <style:text-properties fo:font-size="12pt" style:font-size-asian="12pt"/>
    </style:style>
    <style:style style:name="P24" style:family="paragraph" style:parent-style-name="Table_20_Paragraph">
      <style:paragraph-properties fo:margin-left="1.9047in" fo:margin-right="1.8783in" fo:margin-top="0.0008in" fo:margin-bottom="0in" loext:contextual-spacing="false" fo:text-align="center" style:justify-single-word="false" fo:text-indent="0in" style:auto-text-indent="false"/>
      <style:text-properties fo:font-size="9.5pt" style:font-size-asian="9.5pt" style:text-scale="105%"/>
    </style:style>
    <style:style style:name="P25" style:family="paragraph" style:parent-style-name="Table_20_Paragraph">
      <style:paragraph-properties fo:margin-left="1.9047in" fo:margin-right="1.8783in" fo:margin-top="0.0264in" fo:margin-bottom="0in" loext:contextual-spacing="false" fo:text-align="center" style:justify-single-word="false" fo:text-indent="0in" style:auto-text-indent="false"/>
      <style:text-properties fo:font-size="9.5pt" style:font-size-asian="9.5pt"/>
    </style:style>
    <style:style style:name="P26" style:family="paragraph" style:parent-style-name="Table_20_Paragraph">
      <style:paragraph-properties fo:margin-left="1.9047in" fo:margin-right="1.8783in" fo:margin-top="0.0528in" fo:margin-bottom="0in" loext:contextual-spacing="false" fo:text-align="center" style:justify-single-word="false" fo:text-indent="0in" style:auto-text-indent="false"/>
      <style:text-properties fo:font-size="9.5pt" style:font-size-asian="9.5pt"/>
    </style:style>
    <style:style style:name="P27" style:family="paragraph" style:parent-style-name="Table_20_Paragraph">
      <style:paragraph-properties fo:margin-left="0.1819in" fo:margin-right="0in" fo:margin-top="0.0126in" fo:margin-bottom="0in" loext:contextual-spacing="false" fo:line-height="0.1417in" fo:text-indent="0in" style:auto-text-indent="false"/>
      <style:text-properties fo:font-size="9.5pt" style:font-size-asian="9.5pt"/>
    </style:style>
    <style:style style:name="P28" style:family="paragraph" style:parent-style-name="Table_20_Paragraph">
      <style:paragraph-properties fo:margin-left="0.1819in" fo:margin-right="0in" fo:margin-top="0in" fo:margin-bottom="0in" loext:contextual-spacing="false" fo:text-indent="0in" style:auto-text-indent="false"/>
      <style:text-properties style:font-name="Times New Roman" fo:font-size="10pt" style:font-size-asian="10pt"/>
    </style:style>
    <style:style style:name="P29" style:family="paragraph" style:parent-style-name="Table_20_Paragraph">
      <style:paragraph-properties fo:margin-left="0.1252in" fo:margin-right="0in" fo:margin-top="0.0689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30" style:family="paragraph" style:parent-style-name="Table_20_Paragraph">
      <style:paragraph-properties fo:margin-left="0.1252in" fo:margin-right="0in" fo:margin-top="0.072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31" style:family="paragraph" style:parent-style-name="Table_20_Paragraph">
      <style:paragraph-properties fo:margin-left="0.1252in" fo:margin-right="0in" fo:margin-top="0.0728in" fo:margin-bottom="0in" loext:contextual-spacing="false" fo:text-indent="0in" style:auto-text-indent="false"/>
      <style:text-properties fo:font-size="7.5pt" fo:font-weight="bold" officeooo:rsid="00150440" officeooo:paragraph-rsid="00150440" style:font-size-asian="7.5pt" style:font-weight-asian="bold" style:font-weight-complex="bold"/>
    </style:style>
    <style:style style:name="P32" style:family="paragraph" style:parent-style-name="Table_20_Paragraph">
      <style:paragraph-properties fo:margin-left="0.1252in" fo:margin-right="0in" fo:margin-top="0.0472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33" style:family="paragraph" style:parent-style-name="Table_20_Paragraph">
      <style:paragraph-properties fo:margin-left="0in" fo:margin-right="0.0362in" fo:margin-top="0.0689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34" style:family="paragraph" style:parent-style-name="Table_20_Paragraph">
      <style:paragraph-properties fo:margin-left="0in" fo:margin-right="0.0362in" fo:margin-top="0.0728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35" style:family="paragraph" style:parent-style-name="Table_20_Paragraph">
      <style:paragraph-properties fo:margin-left="0in" fo:margin-right="0.0362in" fo:margin-top="0.0472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36" style:family="paragraph" style:parent-style-name="Table_20_Paragraph">
      <style:paragraph-properties fo:margin-left="0.0583in" fo:margin-right="0in" fo:margin-top="0.0689in" fo:margin-bottom="0in" loext:contextual-spacing="false" fo:text-indent="0in" style:auto-text-indent="false"/>
      <style:text-properties fo:font-size="7.5pt" style:font-size-asian="7.5pt"/>
    </style:style>
    <style:style style:name="P37" style:family="paragraph" style:parent-style-name="Table_20_Paragraph">
      <style:paragraph-properties fo:margin-left="0.0583in" fo:margin-right="0in" fo:margin-top="0.0728in" fo:margin-bottom="0in" loext:contextual-spacing="false" fo:text-indent="0in" style:auto-text-indent="false"/>
      <style:text-properties fo:font-size="7.5pt" style:font-size-asian="7.5pt"/>
    </style:style>
    <style:style style:name="P38" style:family="paragraph" style:parent-style-name="Table_20_Paragraph">
      <style:paragraph-properties fo:margin-left="0.0583in" fo:margin-right="0in" fo:margin-top="0.0728in" fo:margin-bottom="0in" loext:contextual-spacing="false" fo:text-indent="0in" style:auto-text-indent="false"/>
      <style:text-properties fo:font-size="7.5pt" style:font-size-asian="7.5pt" style:text-scale="105%"/>
    </style:style>
    <style:style style:name="P39" style:family="paragraph" style:parent-style-name="Table_20_Paragraph">
      <style:paragraph-properties fo:margin-left="0.0583in" fo:margin-right="0in" fo:margin-top="0.0728in" fo:margin-bottom="0in" loext:contextual-spacing="false" fo:text-indent="0in" style:auto-text-indent="false"/>
      <style:text-properties style:font-name="Times New Roman" fo:font-size="7.5pt" officeooo:paragraph-rsid="00150440" style:font-size-asian="7.5pt"/>
    </style:style>
    <style:style style:name="P40" style:family="paragraph" style:parent-style-name="Table_20_Paragraph">
      <style:paragraph-properties fo:margin-left="0.0583in" fo:margin-right="0in" fo:margin-top="0.0472in" fo:margin-bottom="0in" loext:contextual-spacing="false" fo:text-indent="0in" style:auto-text-indent="false"/>
      <style:text-properties fo:font-size="7.5pt" style:font-size-asian="7.5pt" style:text-scale="105%"/>
    </style:style>
    <style:style style:name="P41" style:family="paragraph" style:parent-style-name="Table_20_Paragraph">
      <style:paragraph-properties fo:margin-left="0.1382in" fo:margin-right="0in" fo:margin-top="0.0689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42" style:family="paragraph" style:parent-style-name="Table_20_Paragraph">
      <style:paragraph-properties fo:margin-left="0.1382in" fo:margin-right="0in" fo:margin-top="0.072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43" style:family="paragraph" style:parent-style-name="Table_20_Paragraph">
      <style:paragraph-properties fo:margin-left="0.1382in" fo:margin-right="0in" fo:margin-top="0.072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 style:text-scale="105%"/>
    </style:style>
    <style:style style:name="P44" style:family="paragraph" style:parent-style-name="Table_20_Paragraph">
      <style:paragraph-properties fo:margin-left="0.1382in" fo:margin-right="0in" fo:margin-top="0.0472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45" style:family="paragraph" style:parent-style-name="Table_20_Paragraph">
      <style:paragraph-properties fo:margin-left="0in" fo:margin-right="0.0402in" fo:margin-top="0.0689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46" style:family="paragraph" style:parent-style-name="Table_20_Paragraph">
      <style:paragraph-properties fo:margin-left="0in" fo:margin-right="0.0402in" fo:margin-top="0.0728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47" style:family="paragraph" style:parent-style-name="Table_20_Paragraph">
      <style:paragraph-properties fo:margin-left="0in" fo:margin-right="0.0402in" fo:margin-top="0.0472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48" style:family="paragraph" style:parent-style-name="Table_20_Paragraph">
      <style:paragraph-properties fo:margin-left="0.0646in" fo:margin-right="0in" fo:margin-top="0.0689in" fo:margin-bottom="0in" loext:contextual-spacing="false" fo:text-indent="0in" style:auto-text-indent="false"/>
      <style:text-properties fo:font-size="7.5pt" style:font-size-asian="7.5pt"/>
    </style:style>
    <style:style style:name="P49" style:family="paragraph" style:parent-style-name="Table_20_Paragraph">
      <style:paragraph-properties fo:margin-left="0.0646in" fo:margin-right="0in" fo:margin-top="0.0728in" fo:margin-bottom="0in" loext:contextual-spacing="false" fo:text-indent="0in" style:auto-text-indent="false"/>
      <style:text-properties fo:font-size="7.5pt" style:font-size-asian="7.5pt"/>
    </style:style>
    <style:style style:name="P50" style:family="paragraph" style:parent-style-name="Table_20_Paragraph">
      <style:paragraph-properties fo:margin-left="0.0646in" fo:margin-right="0in" fo:margin-top="0.0472in" fo:margin-bottom="0in" loext:contextual-spacing="false" fo:text-indent="0in" style:auto-text-indent="false"/>
      <style:text-properties fo:font-size="7.5pt" style:font-size-asian="7.5pt"/>
    </style:style>
    <style:style style:name="P51" style:family="paragraph" style:parent-style-name="Table_20_Paragraph">
      <style:paragraph-properties fo:margin-left="0.0417in" fo:margin-right="0in" fo:margin-top="0.1102in" fo:margin-bottom="0in" loext:contextual-spacing="false" fo:text-indent="0in" style:auto-text-indent="false"/>
      <style:text-properties fo:font-size="7.5pt" style:font-size-asian="7.5pt"/>
    </style:style>
    <style:style style:name="P52" style:family="paragraph" style:parent-style-name="Table_20_Paragraph">
      <style:paragraph-properties fo:margin-left="0.0417in" fo:margin-right="0in" fo:margin-top="0.0953in" fo:margin-bottom="0in" loext:contextual-spacing="false" fo:text-indent="0in" style:auto-text-indent="false"/>
      <style:text-properties fo:font-size="7.5pt" style:font-size-asian="7.5pt"/>
    </style:style>
    <style:style style:name="P53" style:family="paragraph" style:parent-style-name="Table_20_Paragraph">
      <style:paragraph-properties fo:margin-left="0.0417in" fo:margin-right="0in" fo:margin-top="0.0575in" fo:margin-bottom="0in" loext:contextual-spacing="false" fo:text-indent="0in" style:auto-text-indent="false"/>
      <style:text-properties fo:font-size="7.5pt" style:font-size-asian="7.5pt"/>
    </style:style>
    <style:style style:name="P54" style:family="paragraph" style:parent-style-name="Table_20_Paragraph">
      <style:paragraph-properties fo:margin-left="0.0417in" fo:margin-right="0in" fo:margin-top="0.0791in" fo:margin-bottom="0in" loext:contextual-spacing="false" fo:text-indent="0in" style:auto-text-indent="false"/>
      <style:text-properties fo:font-size="9.5pt" style:font-size-asian="9.5pt" style:text-scale="105%"/>
    </style:style>
    <style:style style:name="P55" style:family="paragraph" style:parent-style-name="Table_20_Paragraph">
      <style:paragraph-properties fo:margin-left="0.5264in" fo:margin-right="0in" fo:margin-top="0.0626in" fo:margin-bottom="0in" loext:contextual-spacing="false" fo:line-height="95%" fo:text-indent="-0.1583in" style:auto-text-indent="false"/>
      <style:text-properties fo:font-size="7.5pt" style:font-size-asian="7.5pt"/>
    </style:style>
    <style:style style:name="P56" style:family="paragraph" style:parent-style-name="Table_20_Paragraph">
      <style:paragraph-properties fo:margin-left="0.2043in" fo:margin-right="0in" fo:margin-top="0.0626in" fo:margin-bottom="0in" loext:contextual-spacing="false" fo:line-height="95%" fo:text-indent="-0.1701in" style:auto-text-indent="false"/>
      <style:text-properties fo:font-size="7.5pt" style:font-size-asian="7.5pt"/>
    </style:style>
    <style:style style:name="P57" style:family="paragraph" style:parent-style-name="Table_20_Paragraph">
      <style:paragraph-properties fo:margin-left="0.0453in" fo:margin-right="0in" fo:margin-top="0.1102in" fo:margin-bottom="0in" loext:contextual-spacing="false" fo:text-indent="0in" style:auto-text-indent="false"/>
      <style:text-properties fo:font-size="7.5pt" style:font-size-asian="7.5pt"/>
    </style:style>
    <style:style style:name="P58" style:family="paragraph" style:parent-style-name="Table_20_Paragraph">
      <style:paragraph-properties fo:margin-left="0.0453in" fo:margin-right="0in" fo:margin-top="0.0953in" fo:margin-bottom="0in" loext:contextual-spacing="false" fo:text-indent="0in" style:auto-text-indent="false"/>
      <style:text-properties fo:font-size="7.5pt" style:font-size-asian="7.5pt"/>
    </style:style>
    <style:style style:name="P59" style:family="paragraph" style:parent-style-name="Table_20_Paragraph">
      <style:paragraph-properties fo:margin-left="0.0453in" fo:margin-right="0in" fo:margin-top="0.0575in" fo:margin-bottom="0in" loext:contextual-spacing="false" fo:text-indent="0in" style:auto-text-indent="false"/>
      <style:text-properties fo:font-size="7.5pt" style:font-size-asian="7.5pt"/>
    </style:style>
    <style:style style:name="P60" style:family="paragraph" style:parent-style-name="Table_20_Paragraph">
      <style:paragraph-properties fo:margin-left="0in" fo:margin-right="0.0472in" fo:margin-top="0.1102in" fo:margin-bottom="0in" loext:contextual-spacing="false" fo:text-align="end" style:justify-single-word="false" fo:text-indent="0in" style:auto-text-indent="false"/>
      <style:text-properties fo:font-size="7.5pt" style:font-size-asian="7.5pt" style:text-scale="95%"/>
    </style:style>
    <style:style style:name="P61" style:family="paragraph" style:parent-style-name="Table_20_Paragraph">
      <style:paragraph-properties fo:margin-left="0.1028in" fo:margin-right="0in" fo:margin-top="0.1102in" fo:margin-bottom="0in" loext:contextual-spacing="false" fo:text-indent="0in" style:auto-text-indent="false"/>
      <style:text-properties fo:font-size="7.5pt" style:font-size-asian="7.5pt"/>
    </style:style>
    <style:style style:name="P62" style:family="paragraph" style:parent-style-name="Table_20_Paragraph">
      <style:paragraph-properties fo:margin-left="0in" fo:margin-right="0.0236in" fo:margin-top="0.0953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3" style:family="paragraph" style:parent-style-name="Table_20_Paragraph">
      <style:paragraph-properties fo:margin-left="0in" fo:margin-right="0.0236in" fo:margin-top="0.0575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4" style:family="paragraph" style:parent-style-name="Table_20_Paragraph">
      <style:paragraph-properties fo:margin-left="0in" fo:margin-right="0.0457in" fo:margin-top="0.0953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5" style:family="paragraph" style:parent-style-name="Table_20_Paragraph">
      <style:paragraph-properties fo:margin-left="0in" fo:margin-right="0.0457in" fo:margin-top="0.0575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6" style:family="paragraph" style:parent-style-name="Table_20_Paragraph">
      <style:paragraph-properties fo:margin-left="0in" fo:margin-right="0.0465in" fo:margin-top="0.0953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7" style:family="paragraph" style:parent-style-name="Table_20_Paragraph">
      <style:paragraph-properties fo:margin-left="0in" fo:margin-right="0.0465in" fo:margin-top="0.0575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8" style:family="paragraph" style:parent-style-name="Table_20_Paragraph">
      <style:paragraph-properties fo:margin-left="0.0256in" fo:margin-right="0in" fo:margin-top="0.0118in" fo:margin-bottom="0in" loext:contextual-spacing="false" fo:text-indent="0in" style:auto-text-indent="false"/>
      <style:text-properties fo:font-size="7.5pt" style:font-size-asian="7.5pt"/>
    </style:style>
    <style:style style:name="P69" style:family="paragraph" style:parent-style-name="Table_20_Paragraph">
      <style:paragraph-properties fo:margin-left="0.248in" fo:margin-right="0in" fo:margin-top="0in" fo:margin-bottom="0in" loext:contextual-spacing="false" fo:line-height="0.1043in" fo:text-indent="0in" style:auto-text-indent="false">
        <style:tab-stops>
          <style:tab-stop style:position="3.2898in"/>
        </style:tab-stops>
      </style:paragraph-properties>
      <style:text-properties style:text-position="-14% 100%" style:font-name="Times New Roman" fo:font-size="7pt" style:font-size-asian="7pt"/>
    </style:style>
    <style:style style:name="P70" style:family="paragraph" style:parent-style-name="Standard" style:master-page-name="Standard">
      <style:paragraph-properties fo:margin-left="0in" fo:margin-right="0in" fo:line-height="0.052in" fo:text-align="center" style:justify-single-word="false" fo:text-indent="0in" style:auto-text-indent="false" style:page-number="auto"/>
    </style:style>
    <style:style style:name="P71" style:family="paragraph" style:parent-style-name="Table_20_Paragraph">
      <style:paragraph-properties fo:margin-left="0in" fo:margin-right="0.0236in" fo:margin-top="0.0953in" fo:margin-bottom="0in" loext:contextual-spacing="false" fo:text-align="end" style:justify-single-word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72" style:family="paragraph" style:parent-style-name="Table_20_Paragraph">
      <style:paragraph-properties fo:margin-left="0in" fo:margin-right="0.0457in" fo:margin-top="0.0953in" fo:margin-bottom="0in" loext:contextual-spacing="false" fo:text-align="end" style:justify-single-word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73" style:family="paragraph" style:parent-style-name="Table_20_Paragraph">
      <style:paragraph-properties fo:margin-left="0in" fo:margin-right="0.0465in" fo:margin-top="0.0953in" fo:margin-bottom="0in" loext:contextual-spacing="false" fo:text-align="end" style:justify-single-word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74" style:family="paragraph" style:parent-style-name="Table_20_Paragraph">
      <style:paragraph-properties fo:margin-left="0.3992in" fo:margin-right="0in" fo:margin-top="0.0953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75" style:family="paragraph" style:parent-style-name="Table_20_Paragraph">
      <style:paragraph-properties fo:margin-left="0.0362in" fo:margin-right="0in" fo:margin-top="0.011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76" style:family="paragraph" style:parent-style-name="Table_20_Paragraph">
      <style:paragraph-properties fo:margin-left="0.0256in" fo:margin-right="0in" fo:margin-top="0.011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77" style:family="paragraph" style:parent-style-name="Text_20_body">
      <style:paragraph-properties fo:margin-left="0in" fo:margin-right="0in" fo:margin-top="0.0075in" fo:margin-bottom="0in" loext:contextual-spacing="false" fo:text-indent="0in" style:auto-text-indent="false"/>
      <style:text-properties style:font-name="Times New Roman" fo:font-size="13pt" style:font-size-asian="13pt"/>
    </style:style>
    <style:style style:name="P78" style:family="paragraph">
      <loext:graphic-properties draw:fill="none"/>
      <style:paragraph-properties fo:text-align="center"/>
      <style:text-properties fo:font-size="18pt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solid" draw:fill-color="#000000"/>
    </style:style>
    <style:style style:name="T1" style:family="text">
      <style:text-properties fo:font-size="7.5pt" style:font-size-asian="7.5pt"/>
    </style:style>
    <style:style style:name="T2" style:family="text">
      <style:text-properties fo:font-size="7.5pt" style:font-size-asian="7.5pt" style:text-scale="105%"/>
    </style:style>
    <style:style style:name="T3" style:family="text">
      <style:text-properties fo:font-size="7.5pt" fo:letter-spacing="-0.0028in" style:font-size-asian="7.5pt" style:text-scale="105%"/>
    </style:style>
    <style:style style:name="T4" style:family="text">
      <style:text-properties fo:font-size="7.5pt" fo:letter-spacing="-0.0146in" style:font-size-asian="7.5pt" style:text-scale="105%"/>
    </style:style>
    <style:style style:name="T5" style:family="text">
      <style:text-properties fo:font-size="7.5pt" fo:letter-spacing="-0.0146in" fo:font-weight="bold" style:font-size-asian="7.5pt" style:font-weight-asian="bold" style:font-weight-complex="bold" style:text-scale="105%"/>
    </style:style>
    <style:style style:name="T6" style:family="text">
      <style:text-properties fo:font-size="7.5pt" fo:letter-spacing="-0.0138in" style:font-size-asian="7.5pt" style:text-scale="105%"/>
    </style:style>
    <style:style style:name="T7" style:family="text">
      <style:text-properties fo:font-size="7.5pt" fo:letter-spacing="-0.0138in" fo:font-weight="bold" style:font-size-asian="7.5pt" style:font-weight-asian="bold" style:font-weight-complex="bold" style:text-scale="105%"/>
    </style:style>
    <style:style style:name="T8" style:family="text">
      <style:text-properties fo:font-size="7.5pt" fo:letter-spacing="-0.0575in" style:text-underline-style="solid" style:text-underline-width="auto" style:text-underline-color="font-color" style:font-size-asian="7.5pt" style:text-scale="105%"/>
    </style:style>
    <style:style style:name="T9" style:family="text">
      <style:text-properties fo:font-size="7.5pt" fo:letter-spacing="-0.0575in" style:text-underline-style="solid" style:text-underline-width="auto" style:text-underline-color="font-color" fo:font-weight="bold" style:font-size-asian="7.5pt" style:font-weight-asian="bold" style:font-weight-complex="bold" style:text-scale="105%"/>
    </style:style>
    <style:style style:name="T10" style:family="text">
      <style:text-properties fo:font-size="7.5pt" fo:letter-spacing="0.0075in" style:font-size-asian="7.5pt" style:text-scale="105%"/>
    </style:style>
    <style:style style:name="T11" style:family="text">
      <style:text-properties fo:font-size="7.5pt" style:text-underline-style="solid" style:text-underline-width="auto" style:text-underline-color="font-color" style:font-size-asian="7.5pt" style:text-scale="105%"/>
    </style:style>
    <style:style style:name="T12" style:family="text">
      <style:text-properties fo:font-size="7.5pt" style:text-underline-style="solid" style:text-underline-width="auto" style:text-underline-color="font-color" fo:font-weight="bold" style:font-size-asian="7.5pt" style:font-weight-asian="bold" style:font-weight-complex="bold" style:text-scale="105%"/>
    </style:style>
    <style:style style:name="T13" style:family="text">
      <style:text-properties fo:font-size="7.5pt" fo:letter-spacing="-0.0161in" style:font-size-asian="7.5pt" style:text-scale="105%"/>
    </style:style>
    <style:style style:name="T14" style:family="text">
      <style:text-properties fo:font-size="7.5pt" fo:font-weight="bold" style:font-size-asian="7.5pt" style:font-weight-asian="bold" style:font-weight-complex="bold" style:text-scale="105%"/>
    </style:style>
    <style:style style:name="T15" style:family="text">
      <style:text-properties style:text-scale="12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83f6" style:font-weight-asian="bold" style:font-weight-complex="bold"/>
    </style:style>
    <style:style style:name="T18" style:family="text">
      <style:text-properties fo:font-weight="bold" officeooo:rsid="0024a00e" style:font-weight-asian="bold" style:font-weight-complex="bold"/>
    </style:style>
    <style:style style:name="T19" style:family="text">
      <style:text-properties fo:font-weight="bold" officeooo:rsid="0025ae3e" style:font-weight-asian="bold" style:font-weight-complex="bold"/>
    </style:style>
    <style:style style:name="T20" style:family="text">
      <style:text-properties fo:font-weight="bold" officeooo:rsid="00260e67" style:font-weight-asian="bold" style:font-weight-complex="bold"/>
    </style:style>
    <style:style style:name="T21" style:family="text">
      <style:text-properties fo:font-weight="bold" officeooo:rsid="0026476d" style:font-weight-asian="bold" style:font-weight-complex="bold"/>
    </style:style>
    <style:style style:name="T22" style:family="text">
      <style:text-properties officeooo:rsid="0024a00e"/>
    </style:style>
    <style:style style:name="T23" style:family="text">
      <style:text-properties officeooo:rsid="0025ae3e"/>
    </style:style>
    <style:style style:name="T24" style:family="text">
      <style:text-properties officeooo:rsid="00260e67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2236in" fo:min-width="7.0839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a8a8a8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000000" draw:textarea-vertical-align="top" draw:auto-grow-height="false" fo:min-height="0.0602in" fo:min-width="0.0161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000000" draw:textarea-vertical-align="top" draw:auto-grow-height="false" fo:min-height="0.0791in" fo:min-width="0.2972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in" draw:fill="solid" draw:fill-color="#000000" draw:textarea-vertical-align="top" draw:auto-grow-height="false" fo:min-height="0.0602in" fo:min-width="0.0165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in" draw:fill="solid" draw:fill-color="#000000" draw:textarea-vertical-align="top" draw:auto-grow-height="false" fo:min-height="0.0791in" fo:min-width="0.3839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in" draw:fill="solid" draw:fill-color="#000000" draw:textarea-vertical-align="top" draw:auto-grow-height="false" fo:min-height="0.0882in" fo:min-width="0.5717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000000" draw:textarea-vertical-align="top" draw:auto-grow-height="false" fo:min-height="0.0799in" fo:min-width="0.3236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in" draw:fill="solid" draw:fill-color="#000000" draw:textarea-vertical-align="top" draw:auto-grow-height="false" fo:min-height="0.0799in" fo:min-width="0.548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svg:stroke-width="0in" draw:fill="solid" draw:fill-color="#000000" draw:textarea-vertical-align="top" draw:auto-grow-height="false" fo:min-height="0.0791in" fo:min-width="0.3516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0.5591in" fo:min-width="6.6516in" fo:padding-top="0in" fo:padding-bottom="0in" fo:padding-left="0in" fo:padding-right="0in" fo:wrap-option="wrap" fo:margin-left="0in" fo:margin-right="0in" fo:margin-top="0in" fo:margin-bottom="0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custom-shape text:anchor-type="char" draw:z-index="1" draw:style-name="gr6" draw:text-style-name="P80" svg:width="0.0169in" svg:height="0.0606in" svg:x="2.6161in" svg:y="3.9161in"><text:p/><draw:enhanced-geometry draw:type="0"/></draw:custom-shape><draw:custom-shape text:anchor-type="char" draw:z-index="2" draw:style-name="gr6" draw:text-style-name="P80" svg:width="0.0169in" svg:height="0.0606in" svg:x="2.6161in" svg:y="4.7283in"><text:p/><draw:enhanced-geometry draw:type="0"/></draw:custom-shape><draw:custom-shape text:anchor-type="char" draw:z-index="3" draw:style-name="gr4" draw:text-style-name="P80" svg:width="0.0161in" svg:height="0.0606in" svg:x="5.8866in" svg:y="4.4575in"><text:p/><draw:enhanced-geometry draw:type="0"/></draw:custom-shape><draw:custom-shape text:anchor-type="char" draw:z-index="4" draw:style-name="gr11" draw:text-style-name="P80" svg:width="0.3516in" svg:height="0.0795in" svg:x="4.5209in" svg:y="4.439in"><text:p/><draw:enhanced-geometry draw:type="0"/></draw:custom-shape><draw:custom-shape text:anchor-type="char" draw:z-index="5" draw:style-name="gr6" draw:text-style-name="P80" svg:width="0.0169in" svg:height="0.0606in" svg:x="2.6161in" svg:y="4.4575in"><text:p/><draw:enhanced-geometry draw:type="0"/></draw:custom-shape><draw:custom-shape text:anchor-type="char" draw:z-index="6" draw:style-name="gr10" draw:text-style-name="P80" svg:width="0.548in" svg:height="0.0803in" svg:x="1.1563in" svg:y="4.4374in"><text:p/><draw:enhanced-geometry draw:type="0"/></draw:custom-shape><draw:custom-shape text:anchor-type="char" draw:z-index="7" draw:style-name="gr4" draw:text-style-name="P80" svg:width="0.0161in" svg:height="0.0606in" svg:x="5.8866in" svg:y="4.1866in"><text:p/><draw:enhanced-geometry draw:type="0"/></draw:custom-shape><draw:custom-shape text:anchor-type="char" draw:z-index="8" draw:style-name="gr6" draw:text-style-name="P80" svg:width="0.0169in" svg:height="0.0606in" svg:x="2.6161in" svg:y="4.1866in"><text:p/><draw:enhanced-geometry draw:type="0"/></draw:custom-shape><draw:custom-shape text:anchor-type="char" draw:z-index="9" draw:style-name="gr9" draw:text-style-name="P80" svg:width="0.324in" svg:height="0.0803in" svg:x="1.1563in" svg:y="4.1673in"><text:p/><draw:enhanced-geometry draw:type="0"/></draw:custom-shape><draw:custom-shape text:anchor-type="char" draw:z-index="10" draw:style-name="gr4" draw:text-style-name="P80" svg:width="0.0161in" svg:height="0.0606in" svg:x="5.8866in" svg:y="3.9161in"><text:p/><draw:enhanced-geometry draw:type="0"/></draw:custom-shape><draw:custom-shape text:anchor-type="char" draw:z-index="11" draw:style-name="gr6" draw:text-style-name="P80" svg:width="0.0169in" svg:height="0.0606in" svg:x="2.6161in" svg:y="3.1035in"><text:p/><draw:enhanced-geometry draw:type="0"/></draw:custom-shape><draw:custom-shape text:anchor-type="char" draw:z-index="12" draw:style-name="gr8" draw:text-style-name="P80" svg:width="0.5717in" svg:height="0.0886in" svg:x="1.1563in" svg:y="3.8929in"><text:p/><draw:enhanced-geometry draw:type="0"/></draw:custom-shape><draw:custom-shape text:anchor-type="char" draw:z-index="13" draw:style-name="gr4" draw:text-style-name="P80" svg:width="0.0161in" svg:height="0.0606in" svg:x="5.8866in" svg:y="3.6453in"><text:p/><draw:enhanced-geometry draw:type="0"/></draw:custom-shape><draw:custom-shape text:anchor-type="char" draw:z-index="14" draw:style-name="gr6" draw:text-style-name="P80" svg:width="0.0169in" svg:height="0.0606in" svg:x="2.6161in" svg:y="3.6453in"><text:p/><draw:enhanced-geometry draw:type="0"/></draw:custom-shape><draw:custom-shape text:anchor-type="char" draw:z-index="15" draw:style-name="gr7" draw:text-style-name="P80" svg:width="0.3843in" svg:height="0.0795in" svg:x="1.1547in" svg:y="3.6264in"><text:p/><draw:enhanced-geometry draw:type="0"/></draw:custom-shape><draw:custom-shape text:anchor-type="char" draw:z-index="16" draw:style-name="gr4" draw:text-style-name="P80" svg:width="0.0161in" svg:height="0.0606in" svg:x="5.8866in" svg:y="3.3744in"><text:p/><draw:enhanced-geometry draw:type="0"/></draw:custom-shape><draw:custom-shape text:anchor-type="char" draw:z-index="17" draw:style-name="gr6" draw:text-style-name="P80" svg:width="0.0169in" svg:height="0.0606in" svg:x="2.6161in" svg:y="3.3744in"><text:p/><draw:enhanced-geometry draw:type="0"/></draw:custom-shape><draw:custom-shape text:anchor-type="char" draw:z-index="18" draw:style-name="gr5" draw:text-style-name="P80" svg:width="0.2976in" svg:height="0.0795in" svg:x="1.1563in" svg:y="3.3555in"><text:p/><draw:enhanced-geometry draw:type="0"/></draw:custom-shape><draw:custom-shape text:anchor-type="char" draw:z-index="19" draw:style-name="gr4" draw:text-style-name="P80" svg:width="0.0161in" svg:height="0.0606in" svg:x="5.8866in" svg:y="3.1035in"><text:p/><draw:enhanced-geometry draw:type="0"/></draw:custom-shape><draw:g text:anchor-type="as-char" draw:z-index="20" draw:style-name="gr2"><draw:custom-shape draw:name="Rectangle 1" draw:style-name="gr3" draw:text-style-name="P79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1" draw:style-name="gr2"><draw:custom-shape draw:name="Rectangle 1" draw:style-name="gr3" draw:text-style-name="P79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2" draw:style-name="gr2"><draw:custom-shape draw:name="Rectangle 1" draw:style-name="gr3" draw:text-style-name="P79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3" draw:style-name="gr2"><draw:custom-shape draw:name="Rectangle 1" draw:style-name="gr3" draw:text-style-name="P79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4" draw:style-name="gr2"><draw:custom-shape draw:name="Rectangle 1" draw:style-name="gr3" draw:text-style-name="P79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5" draw:style-name="gr2"><draw:custom-shape draw:name="Rectangle 1" draw:style-name="gr3" draw:text-style-name="P79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21">Pay Sli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6" office:value-type="string">
            <text:p text:style-name="P14"/>
            <text:p text:style-name="P23">GENIUS CONSULTANTS LIMIT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6" office:value-type="string">
            <text:p text:style-name="P27">1-11-252/6&amp;7/D, 3rd Floor,Gowra Klassic, Begumpet, Hyderabad -500016 , TELANGANA, HYDERABAD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3" table:number-columns-spanned="6" office:value-type="string">
            <text:p text:style-name="P24">50001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table:number-columns-spanned="6" office:value-type="string">
            <text:p text:style-name="P25">Client Name : <text:span text:style-name="T16">CCECC-TPL JV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3" table:number-columns-spanned="6" office:value-type="string">
            <text:p text:style-name="P26">Client Oﬃce Name : <text:span text:style-name="T16">CCECC TPL-GUJARA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6" office:value-type="string">
            <text:p text:style-name="P22">Pay-Slip For The Month Of : <text:span text:style-name="T20">Jun</text:span><text:span text:style-name="T21">e</text:span><text:span text:style-name="T16">, 202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29">Employee Name</text:p>
          </table:table-cell>
          <table:table-cell table:style-name="Table3.B8" office:value-type="string">
            <text:p text:style-name="P33">:</text:p>
          </table:table-cell>
          <table:table-cell table:style-name="Table3.B8" office:value-type="string">
            <text:p text:style-name="P36">PARASNATH SINGH KUSHWAHA</text:p>
          </table:table-cell>
          <table:table-cell table:style-name="Table3.B8" office:value-type="string">
            <text:p text:style-name="P41">Employee ID</text:p>
          </table:table-cell>
          <table:table-cell table:style-name="Table3.B8" office:value-type="string">
            <text:p text:style-name="P45">:</text:p>
          </table:table-cell>
          <table:table-cell table:style-name="Table3.F8" office:value-type="string">
            <text:p text:style-name="P48">AEMP001264000130</text:p>
          </table:table-cell>
        </table:table-row>
        <table:table-row table:style-name="Table3.9">
          <table:table-cell table:style-name="Table3.A9" office:value-type="string">
            <text:p text:style-name="P31">PF.No.</text:p>
          </table:table-cell>
          <table:table-cell table:style-name="Table3.B9" office:value-type="string">
            <text:p text:style-name="P34">:</text:p>
          </table:table-cell>
          <table:table-cell table:style-name="Table3.B9" office:value-type="string">
            <text:p text:style-name="P38">WB/CAL/34609//265912</text:p>
          </table:table-cell>
          <table:table-cell table:style-name="Table3.B9" office:value-type="string">
            <text:p text:style-name="P43">Date of Joining</text:p>
          </table:table-cell>
          <table:table-cell table:style-name="Table3.B9" office:value-type="string">
            <text:p text:style-name="P46">:</text:p>
          </table:table-cell>
          <table:table-cell table:style-name="Table3.F9" office:value-type="string">
            <text:p text:style-name="P49">27 Mar 2018</text:p>
          </table:table-cell>
        </table:table-row>
        <table:table-row table:style-name="Table3.9">
          <table:table-cell table:style-name="Table3.A9" office:value-type="string">
            <text:p text:style-name="P5"><text:s text:c="3"/><text:span text:style-name="T1">UAN No.</text:span></text:p>
          </table:table-cell>
          <table:table-cell table:style-name="Table3.B9" office:value-type="string">
            <text:p text:style-name="P34">:</text:p>
          </table:table-cell>
          <table:table-cell table:style-name="Table3.B9" office:value-type="string">
            <text:p text:style-name="P37">100758973806</text:p>
          </table:table-cell>
          <table:table-cell table:style-name="Table3.B9" office:value-type="string">
            <text:p text:style-name="P42">Aadhar No.</text:p>
          </table:table-cell>
          <table:table-cell table:style-name="Table3.B9" office:value-type="string">
            <text:p text:style-name="P46">:</text:p>
          </table:table-cell>
          <table:table-cell table:style-name="Table3.F9" office:value-type="string">
            <text:p text:style-name="P49">332793854506</text:p>
          </table:table-cell>
        </table:table-row>
        <table:table-row table:style-name="Table3.11">
          <table:table-cell table:style-name="Table3.A9" office:value-type="string">
            <text:p text:style-name="P3"><text:s text:c="3"/>Bank Ac/No.</text:p>
          </table:table-cell>
          <table:table-cell table:style-name="Table3.B9" office:value-type="string">
            <text:p text:style-name="P9"/>
          </table:table-cell>
          <table:table-cell table:style-name="Table3.B9" office:value-type="string">
            <text:p text:style-name="P39">4461000100027339</text:p>
          </table:table-cell>
          <table:table-cell table:style-name="Table3.B9" office:value-type="string">
            <text:p text:style-name="P10"><text:s/></text:p>
            <text:p text:style-name="P12"><text:s text:c="5"/>Designation</text:p>
          </table:table-cell>
          <table:table-cell table:style-name="Table3.B9" office:value-type="string">
            <text:p text:style-name="P9"><text:s text:c="14"/></text:p>
            <text:p text:style-name="P9"><text:s text:c="16"/>:</text:p>
          </table:table-cell>
          <table:table-cell table:style-name="Table3.F9" office:value-type="string">
            <text:p text:style-name="P8"/>
            <text:p text:style-name="P7">FOREMAN - FLEET &amp;</text:p>
            <text:p text:style-name="P7">RESOURCES</text:p>
          </table:table-cell>
        </table:table-row>
        <table:table-row table:style-name="Table3.12">
          <table:table-cell table:style-name="Table3.A9" office:value-type="string">
            <text:p text:style-name="P32">ESI No.</text:p>
          </table:table-cell>
          <table:table-cell table:style-name="Table3.B9" office:value-type="string">
            <text:p text:style-name="P35">:</text:p>
          </table:table-cell>
          <table:table-cell table:style-name="Table3.B9" office:value-type="string">
            <text:p text:style-name="P40">N/A</text:p>
          </table:table-cell>
          <table:table-cell table:style-name="Table3.B9" office:value-type="string">
            <text:p text:style-name="P44">Payable Days</text:p>
          </table:table-cell>
          <table:table-cell table:style-name="Table3.B9" office:value-type="string">
            <text:p text:style-name="P47">:</text:p>
          </table:table-cell>
          <table:table-cell table:style-name="Table3.F9" office:value-type="string">
            <text:p text:style-name="P50">3<text:span text:style-name="T24">0</text:span>.00</text:p>
          </table:table-cell>
        </table:table-row>
        <table:table-row table:style-name="Table3.9">
          <table:table-cell table:style-name="Table3.A9" office:value-type="string">
            <text:p text:style-name="P4"><text:s text:c="3"/><text:span text:style-name="T1">Pension No.</text:span></text:p>
          </table:table-cell>
          <table:table-cell table:style-name="Table3.B9" office:value-type="string">
            <text:p text:style-name="P34">:</text:p>
          </table:table-cell>
          <table:table-cell table:style-name="Table3.B9" office:value-type="string">
            <text:p text:style-name="P38">N/A</text:p>
          </table:table-cell>
          <table:table-cell table:style-name="Table3.B9" office:value-type="string">
            <text:p text:style-name="P2"/>
          </table:table-cell>
          <table:table-cell table:style-name="Table3.B9" office:value-type="string">
            <text:p text:style-name="P46">:</text:p>
          </table:table-cell>
          <table:table-cell table:style-name="Table3.F9" office:value-type="string">
            <text:p text:style-name="P49">AYJPK3622P</text:p>
          </table:table-cell>
        </table:table-row>
        <table:table-row table:style-name="Table3.14">
          <table:table-cell table:style-name="Table3.A14" office:value-type="string">
            <text:p text:style-name="P30">Location</text:p>
          </table:table-cell>
          <table:table-cell table:style-name="Table3.B14" office:value-type="string">
            <text:p text:style-name="P34">:</text:p>
          </table:table-cell>
          <table:table-cell table:style-name="Table3.B14" office:value-type="string">
            <text:p text:style-name="P37">HYDERABAD</text:p>
          </table:table-cell>
          <table:table-cell table:style-name="Table3.B14" office:value-type="string">
            <text:p text:style-name="P11"/>
          </table:table-cell>
          <table:table-cell table:style-name="Table3.B14" office:value-type="string">
            <text:p text:style-name="P11"/>
          </table:table-cell>
          <table:table-cell table:style-name="Table3.F14" office:value-type="string">
            <text:p text:style-name="P11"/>
          </table:table-cell>
        </table:table-row>
        <table:table-row table:style-name="Table3.15">
          <table:table-cell table:style-name="Table3.A15" table:number-columns-spanned="6" office:value-type="string">
            <text:p text:style-name="P15"/>
            <text:p text:style-name="P28"><draw:custom-shape text:anchor-type="paragraph" draw:z-index="26" draw:name="Image1" draw:style-name="gr1" draw:text-style-name="P78" svg:width="7.0835in" svg:height="2.2232in" svg:x="0.1953in" svg:y="0.3154in"><loext:table table:name="Table1" table:style-name="Table1"><loext:table-column table:style-name="Table1.A"/><loext:table-column table:style-name="Table1.B"/><loext:table-column table:style-name="Table1.C"/><loext:table-column table:style-name="Table1.D"/><loext:table-column table:style-name="Table1.E"/><loext:table-column table:style-name="Table1.F"/><loext:table-row table:style-name="Table1.1"><loext:table-cell table:style-name="Table1.A1" office:value-type="string"><text:p text:style-name="P51">Salary Heads</text:p></loext:table-cell><loext:table-cell table:style-name="Table1.B1" office:value-type="string"><text:p text:style-name="P55">Gross AMT. (Rs.)</text:p></loext:table-cell><loext:table-cell table:style-name="Table1.C1" office:value-type="string"><text:p text:style-name="P56">Actual AMT. (Rs.)</text:p></loext:table-cell><loext:table-cell table:style-name="Table1.D1" office:value-type="string"><text:p text:style-name="P57">Deductions</text:p></loext:table-cell><loext:table-cell table:style-name="Table1.C1" office:value-type="string"><text:p text:style-name="P60">AMT.(Rs.)</text:p></loext:table-cell><loext:table-cell table:style-name="Table1.F1" office:value-type="string"><text:p text:style-name="P61">NET AMT.(Rs.)</text:p></loext:table-cell></loext:table-row><loext:table-row table:style-name="Table1.2"><loext:table-cell table:style-name="Table1.A2" office:value-type="string"><text:p text:style-name="P52">BASIC</text:p></loext:table-cell><loext:table-cell table:style-name="Table1.B2" office:value-type="string"><text:p text:style-name="P62">25148.00</text:p></loext:table-cell><loext:table-cell table:style-name="Table1.C2" office:value-type="string"><text:p text:style-name="P64">25148.00</text:p></loext:table-cell><loext:table-cell table:style-name="Table1.D2" office:value-type="string"><text:p text:style-name="P58">PF</text:p></loext:table-cell><loext:table-cell table:style-name="Table1.C2" office:value-type="string"><text:p text:style-name="P66">1800.00</text:p></loext:table-cell><loext:table-cell table:style-name="Table1.F2" table:number-rows-spanned="6" office:value-type="string"><text:p text:style-name="P11"/></loext:table-cell></loext:table-row><loext:table-row table:style-name="Table1.3"><loext:table-cell table:style-name="Table1.A3" office:value-type="string"><text:p text:style-name="P53">CONVEYANCE ALL</text:p></loext:table-cell><loext:table-cell table:style-name="Table1.B3" office:value-type="string"><text:p text:style-name="P63">0.00</text:p></loext:table-cell><loext:table-cell table:style-name="Table1.C3" office:value-type="string"><text:p text:style-name="P65">0.00</text:p></loext:table-cell><loext:table-cell table:style-name="Table1.D3" office:value-type="string"><text:p text:style-name="P59">ESI</text:p></loext:table-cell><loext:table-cell table:style-name="Table1.C3" office:value-type="string"><text:p text:style-name="P67">0.00</text:p></loext:table-cell><loext:covered-table-cell/></loext:table-row><loext:table-row table:style-name="Table1.3"><loext:table-cell table:style-name="Table1.A3" office:value-type="string"><text:p text:style-name="P53">DEPUTATION ALLOWANCE</text:p></loext:table-cell><loext:table-cell table:style-name="Table1.B3" office:value-type="string"><text:p text:style-name="P63">12079.00</text:p></loext:table-cell><loext:table-cell table:style-name="Table1.C3" office:value-type="string"><text:p text:style-name="P65">12079.00</text:p></loext:table-cell><loext:table-cell table:style-name="Table1.D3" office:value-type="string"><text:p text:style-name="P59">PT</text:p></loext:table-cell><loext:table-cell table:style-name="Table1.C3" office:value-type="string"><text:p text:style-name="P67">200.00</text:p></loext:table-cell><loext:covered-table-cell/></loext:table-row><loext:table-row table:style-name="Table1.3"><loext:table-cell table:style-name="Table1.A3" office:value-type="string"><text:p text:style-name="P53">HRA</text:p></loext:table-cell><loext:table-cell table:style-name="Table1.B3" office:value-type="string"><text:p text:style-name="P63">10059.00</text:p></loext:table-cell><loext:table-cell table:style-name="Table1.C3" office:value-type="string"><text:p text:style-name="P65">10059.00</text:p></loext:table-cell><loext:table-cell table:style-name="Table1.D3" office:value-type="string"><text:p text:style-name="P11"/></loext:table-cell><loext:table-cell table:style-name="Table1.C3" office:value-type="string"><text:p text:style-name="P11"/></loext:table-cell><loext:covered-table-cell/></loext:table-row><loext:table-row table:style-name="Table1.3"><loext:table-cell table:style-name="Table1.A3" office:value-type="string"><text:p text:style-name="P53">STATUTORY BONUS</text:p></loext:table-cell><loext:table-cell table:style-name="Table1.B3" office:value-type="string"><text:p text:style-name="P63">0.00</text:p></loext:table-cell><loext:table-cell table:style-name="Table1.C3" office:value-type="string"><text:p text:style-name="P65">0.00</text:p></loext:table-cell><loext:table-cell table:style-name="Table1.D3" office:value-type="string"><text:p text:style-name="P11"/></loext:table-cell><loext:table-cell table:style-name="Table1.C3" office:value-type="string"><text:p text:style-name="P11"/></loext:table-cell><loext:covered-table-cell/></loext:table-row><loext:table-row table:style-name="Table1.7"><loext:table-cell table:style-name="Table1.A7" office:value-type="string"><text:p text:style-name="P53">TRANSPORT ALLOWANCE</text:p></loext:table-cell><loext:table-cell table:style-name="Table1.B7" office:value-type="string"><text:p text:style-name="P63">0.00</text:p></loext:table-cell><loext:table-cell table:style-name="Table1.C7" office:value-type="string"><text:p text:style-name="P65">0.00</text:p></loext:table-cell><loext:table-cell table:style-name="Table1.D7" office:value-type="string"><text:p text:style-name="P11"/></loext:table-cell><loext:table-cell table:style-name="Table1.C7" office:value-type="string"><text:p text:style-name="P11"/></loext:table-cell><loext:covered-table-cell/></loext:table-row><loext:table-row table:style-name="Table1.8"><loext:table-cell table:style-name="Table1.A8" office:value-type="string"><text:p text:style-name="P54">Total</text:p></loext:table-cell><loext:table-cell table:style-name="Table1.B8" office:value-type="string"><text:p text:style-name="P71">47286.00</text:p></loext:table-cell><loext:table-cell table:style-name="Table1.C8" office:value-type="string"><text:p text:style-name="P72">47286.00</text:p></loext:table-cell><loext:table-cell table:style-name="Table1.D8" table:number-columns-spanned="2" office:value-type="string"><text:p text:style-name="P73">2000.00</text:p></loext:table-cell><loext:covered-table-cell/><loext:table-cell table:style-name="Table1.F8" office:value-type="string"><text:p text:style-name="P74">45286.00</text:p></loext:table-cell></loext:table-row></loext:table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6" office:value-type="string">
            <text:p text:style-name="P13"/>
            <text:p text:style-name="Table_20_Paragraph"><draw:custom-shape text:anchor-type="paragraph" draw:z-index="0" draw:name="Image2" draw:style-name="gr12" draw:text-style-name="P78" svg:width="6.6512in" svg:height="0.5587in" svg:x="0.5138in" svg:y="0.0917in"><loext:table table:name="Table2" table:style-name="Table2"><loext:table-column table:style-name="Table2.A"/><loext:table-column table:style-name="Table2.B"/><loext:table-column table:style-name="Table2.C"/><loext:table-column table:style-name="Table2.D"/><loext:table-row table:style-name="Table2.1"><loext:table-cell table:style-name="Table2.A1" table:number-columns-spanned="4" office:value-type="string"><text:p text:style-name="P16"><text:span text:style-name="T3">To</text:span><text:span text:style-name="T4"> </text:span><text:span text:style-name="T2">view</text:span><text:span text:style-name="T6"> </text:span><text:span text:style-name="T2">online</text:span><text:span text:style-name="T4"> </text:span><text:span text:style-name="T2">payslip</text:span><text:span text:style-name="T6"> </text:span><text:span text:style-name="T2">&amp;</text:span><text:span text:style-name="T4"> </text:span><text:span text:style-name="T2">other</text:span><text:span text:style-name="T6"> </text:span><text:span text:style-name="T2">details,</text:span><text:span text:style-name="T4"> </text:span><text:span text:style-name="T2">please</text:span><text:span text:style-name="T6"> </text:span><text:span text:style-name="T2">login</text:span><text:span text:style-name="T4"> </text:span><text:span text:style-name="T2">to</text:span><text:span text:style-name="T7"> </text:span><text:span text:style-name="T9">h</text:span><text:span text:style-name="T12">ttp:/</text:span><text:a xlink:type="simple" xlink:href="http://www.geniusconsultant.com/" text:style-name="Standard" text:visited-style-name="Standard"><text:span text:style-name="T12">/www.geniusconsultant.co</text:span></text:a><text:span text:style-name="T12">m</text:span><text:span text:style-name="T5"> </text:span><text:span text:style-name="T2">&amp;</text:span><text:span text:style-name="T6"> </text:span><text:span text:style-name="T14">click</text:span><text:span text:style-name="T5"> </text:span><text:span text:style-name="T14">on</text:span><text:span text:style-name="T7"> </text:span><text:span text:style-name="T14">Associate</text:span><text:span text:style-name="T5"> </text:span><text:span text:style-name="T2">=&gt;</text:span><text:span text:style-name="T6"> </text:span><text:span text:style-name="T2">Login</text:span><text:span text:style-name="T4"> </text:span><text:span text:style-name="T2">by</text:span><text:span text:style-name="T6"> </text:span><text:span text:style-name="T2">the following Login-ID &amp;</text:span><text:span text:style-name="T13"> </text:span><text:span text:style-name="T2">Password.</text:span></text:p></loext:table-cell><loext:covered-table-cell/><loext:covered-table-cell/><loext:covered-table-cell/></loext:table-row><loext:table-row table:style-name="Table2.2"><loext:table-cell table:style-name="Table2.A2" office:value-type="string"><text:p text:style-name="P75">Login-ID</text:p></loext:table-cell><loext:table-cell table:style-name="Table2.B2" office:value-type="string"><text:p text:style-name="P68">AEMP001264000130</text:p></loext:table-cell><loext:table-cell table:style-name="Table2.B2" office:value-type="string"><text:p text:style-name="P76">Password</text:p></loext:table-cell><loext:table-cell table:style-name="Table2.D2" office:value-type="string"><text:p text:style-name="P68">Password Changed</text:p></loext:table-cell></loext:table-row></loext:table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Standard"/>
            <text:p text:style-name="P69"><text:tab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*ESI Covered Employees - Please contact Local Branch <text:span text:style-name="T15">/ </text:span>Dispensary and complete "Smart Card" formalities with your family members.</text:p>
      <text:p text:style-name="P18">*Please provide your PAN at the earliest, if it is already provided ignore this message</text:p>
      <text:p text:style-name="P20">*For any discrepency and query, please mail at <text:a xlink:type="simple" xlink:href="mailto:enquiry@geniusconsultant.com" text:style-name="Standard" text:visited-style-name="Standard"><text:span text:style-name="T16">enquir</text:span></text:a><text:a xlink:type="simple" xlink:href="mailto:y@geniusconsultant.com" text:style-name="Standard" text:visited-style-name="Standard"><text:span text:style-name="T16">y@geniusconsultant.com</text:span></text:a></text:p>
      <text:p text:style-name="P18">*This is a system generated statement, no signature is required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173in" fo:margin-right="0in" fo:text-indent="0in" style:auto-text-indent="false"/>
      <style:text-properties style:font-name="Arial" fo:font-family="Arial" style:font-family-generic="roman" style:font-pitch="variable" fo:font-size="7.5pt" fo:language="en" fo:country="US" style:font-name-asian="Arial1" style:font-family-asian="Arial" style:font-family-generic-asian="system" style:font-pitch-asian="variable" style:font-size-asian="7.5pt" style:language-asian="en" style:country-asian="US" style:font-name-complex="Arial1" style:font-family-complex="Arial" style:font-family-generic-complex="system" style:font-pitch-complex="variable" style:font-size-complex="7.5pt" style:language-complex="en" style:country-complex="US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paragraph-properties fo:margin-top="0.0728in" fo:margin-bottom="0in" loext:contextual-spacing="false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en" style:country-complex="US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3264in" style:type="center"/>
          <style:tab-stop style:position="6.6528in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1945in" fo:margin-left="0.9307in" fo:margin-right="0.9165in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2in" fo:margin-left="0in" fo:margin-right="0in" fo:margin-bottom="0.332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7:44:50</meta:creation-date>
    <dc:language>en-US</dc:language>
    <dc:date>2021-08-11T00:25:53.782774658</dc:date>
    <meta:editing-cycles>14</meta:editing-cycles>
    <meta:editing-duration>PT58M44S</meta:editing-duration>
    <meta:generator>LibreOffice/6.4.6.2$Linux_X86_64 LibreOffice_project/40$Build-2</meta:generator>
    <meta:document-statistic meta:table-count="3" meta:image-count="0" meta:object-count="0" meta:page-count="1" meta:paragraph-count="93" meta:word-count="216" meta:character-count="1422" meta:non-whitespace-character-count="1249"/>
    <meta:user-defined meta:name="AppVersion">12.0000</meta:user-defined>
    <meta:user-defined meta:name="Created" meta:value-type="date">2021-06-12T00:00:00</meta:user-defined>
    <meta:user-defined meta:name="Creator">Mozilla/5.0 (Linux; Android 9; vivo 1902) AppleWebKit/537.36 (KHTML, like Gecko) Chrome/89.0.4389.90 Mobile Safari/537.3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7-2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